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odcinek 11 </text:p>
      <text:p text:style-name="P1"/>
      <text:p text:style-name="P2">Etap I</text:p>
      <text:p text:style-name="P1"/>
      <text:p text:style-name="P3">jak nazywa się dom Eskimosów <text:s text:c="66"/><text:span text:style-name="T2"><text:s text:c="4"/>igloo</text:span></text:p>
      <text:p text:style-name="P3">w którym państwie leży miasto Kalkuta <text:s text:c="56"/><text:span text:style-name="T2"><text:s/>Indie</text:span></text:p>
      <text:p text:style-name="P3">czy kalafior to odmiana kapusty <text:s text:c="68"/><text:span text:style-name="T2"><text:s/>TAK</text:span></text:p>
      <text:p text:style-name="P3">przez jakie h piszemy druh</text:p>
      <text:p text:style-name="P3">podaj symbol chemiczny złota <text:s text:c="73"/><text:span text:style-name="T2">Au</text:span></text:p>
      <text:p text:style-name="P3">jak nazywa się różnica między wagą brutto i netto <text:s text:c="40"/><text:span text:style-name="T2"><text:s/>tara</text:span></text:p>
      <text:p text:style-name="P3">kto był pierwszym prezydentem ZSRS <text:s text:c="59"/><text:span text:style-name="T2">Gorbaczow</text:span></text:p>
      <text:p text:style-name="P3">ile jest na Ziemii równoleżników zwanych zwrotnikami <text:s text:c="31"/><text:span text:style-name="T2"><text:s/>dwa</text:span></text:p>
      <text:p text:style-name="P3">jak ma na imię Kloss ze Stawki większej niż życie <text:s text:c="40"/><text:span text:style-name="T2"><text:s/>Hans</text:span></text:p>
      <text:p text:style-name="P3">w której europejskiej stolicy można odwiedzić ogrody Trokadero <text:s text:c="17"/><text:span text:style-name="T2">Paryż</text:span></text:p>
      <text:p text:style-name="P3">czy dorsze żyją w morzu Bałtyckim <text:s text:c="64"/><text:span text:style-name="T2">TAK</text:span></text:p>
      <text:p text:style-name="P3">Tadeusz Andrzej Bonawentura wódz powstania narodowego <text:s text:c="25"/><text:span text:style-name="T2">Kościuszko</text:span></text:p>
      <text:p text:style-name="P3">z którymi państwami graniczy województwo Podkarpackie <text:s text:c="15"/><text:span text:style-name="T2">Ukraina, Słowacja</text:span></text:p>
      <text:p text:style-name="P3">europejska rewolucja 1848-49 <text:s text:c="62"/><text:span text:style-name="T2">Wiosna Ludów</text:span></text:p>
      <text:p text:style-name="P3">jeśli ktoś pracuje 3 lata to zgodnie z kodeksem pracy ile wynosi okres wypowiedzenia umowy o pracę <text:s text:c="96"/><text:span text:style-name="T2">3 miesiące</text:span></text:p>
      <text:p text:style-name="P3">czym spojone były pióra skrzydeł wykonanych przez Dedala <text:s text:c="23"/><text:span text:style-name="T2">wosk</text:span></text:p>
      <text:p text:style-name="P3">jak nazywa się pomost ułatwiający przeładowywanie towarów <text:s text:c="21"/><text:span text:style-name="T2">rampa</text:span> <text:s text:c="2"/></text:p>
      <text:p text:style-name="P3">z którym kabaretem współpracuje Grzegorz Turnau <text:s text:c="25"/><text:span text:style-name="T2">Piwnica pod Baranami</text:span></text:p>
      <text:p text:style-name="P3">na którym kontynencie leży Birma <text:s text:c="66"/><text:span text:style-name="T2">Azja</text:span></text:p>
      <text:p text:style-name="P3">jakiego koloru jest najpospolitsza w Polsce biedronka <text:s text:c="35"/><text:span text:style-name="T2">czerwona</text:span></text:p>
      <text:p text:style-name="P1"/>
      <text:p text:style-name="P2">Etap II</text:p>
      <text:p text:style-name="P2"/>
      <text:p text:style-name="P3">wybitny poeta Wergiliusz żył przed czy po Chrystusie <text:s text:c="38"/><text:span text:style-name="T2"><text:s/>przed </text:span></text:p>
      <text:p text:style-name="P3">gdzie plaża skeveningen <text:s text:c="85"/><text:span text:style-name="T2">Holandia</text:span></text:p>
      <text:p text:style-name="P3">kto jest twórcą muzyki do Baletów Jezioro Łabędzie, dziadek do orzechów <text:s text:c="4"/><text:span text:style-name="T2">Czajkowski</text:span></text:p>
      <text:p text:style-name="P3">jak nazywa się odcinek ręki który łączy dłoń z przedramieniem <text:s text:c="24"/><text:span text:style-name="T2">nadgarstek</text:span></text:p>
      <text:p text:style-name="P3">czy koziołek matołek dotarł w końcu do Pacanowa <text:s text:c="42"/><text:span text:style-name="T2"><text:s/>TAK</text:span></text:p>
      <text:p text:style-name="P3">jak nazywa się japońskie rytualne samobójstwo <text:s text:c="49"/><text:span text:style-name="T2"><text:s/>harakiri</text:span></text:p>
      <text:p text:style-name="P3">ile lat trwa kadencja prezydenta w Polsce <text:s text:c="59"/><text:span text:style-name="T2"><text:s/>pięć</text:span></text:p>
      <text:p text:style-name="P3">w czasie amerykańskiej wojny secesyjne gen. Lee dowodził w Południu czy Północy</text:p>
      <text:p text:style-name="P4">Konfederacja czyli Południe </text:p>
      <text:p text:style-name="P3">w którym państwie leży Transylwania <text:s text:c="63"/><text:span text:style-name="T2"><text:s text:c="2"/>Rumunia</text:span></text:p>
      <text:p text:style-name="P3">co wynaleziono wcześniej mikroskop czy lampę naftową <text:s text:c="35"/><text:span text:style-name="T2">mikroskop</text:span></text:p>
      <text:p text:style-name="P3">Małgorzata Gottie to główna postać której powieści Aleksandra Dumasa syna <text:s text:c="2"/></text:p>
      <text:p text:style-name="P4">Dama kameliowa</text:p>
      <text:p text:style-name="P3">jak nazywa się mały ptak o widełkowatym ogonie <text:s text:c="44"/><text:span text:style-name="T2"><text:s/>jaskółka</text:span></text:p>
      <text:p text:style-name="P3">w którym państwie schronił się Pompejusz Wielki po przegranej wojnie z Cezarem <text:s/></text:p>
      <text:p text:style-name="P4">Egipt</text:p>
      <text:p text:style-name="P3">jak nazywa się żona Romana Polańskiego </text:p>
      <text:p text:style-name="P3">Szustak, była ze złota czy srebra <text:s text:c="75"/><text:span text:style-name="T2">srebro </text:span></text:p>
      <text:p text:style-name="P3">prądnica to urządzenie wytwarzające energię elektryczną z jakiej innej energii <text:s text:c="2"/><text:soft-page-break/><text:span text:style-name="T2">mechaniczna</text:span></text:p>
      <text:p text:style-name="P3">grając na gęślach dmuchamy, uderzamy pałeczkami czy używamy smyczka <text:s text:c="5"/><text:span text:style-name="T2">smyczka</text:span></text:p>
      <text:p text:style-name="P3">czego życzył bliźniemu Rzymianin gdy mówił ad multos annis <text:s text:c="25"/><text:span text:style-name="T2">do wielu lat</text:span></text:p>
      <text:p text:style-name="P3">która dynastia przejęła władzę po dynastii Piastów <text:s text:c="47"/><text:span text:style-name="T2">Andegawenowie </text:span></text:p>
      <text:p text:style-name="P3">na którym morzu leży wyspa niedźwiedzia <text:s text:c="58"/><text:span text:style-name="T2">Barentsa</text:span> <text:s text:c="93"/></text:p>
      <text:p text:style-name="P3">w którym roku Polska została członkiem NATO <text:s text:c="47"/><text:span text:style-name="T2"><text:s text:c="2"/>1999 r</text:span></text:p>
      <text:p text:style-name="P3">w sygnale sos alfabetem morse jest więcej kropek czy kresek <text:s text:c="28"/><text:span text:style-name="T2"><text:s/>kropek</text:span></text:p>
      <text:p text:style-name="P3">w jakich okolicznościach Aldrin powiedział piękny widok, wspaniałe pustkowie</text:p>
      <text:p text:style-name="P3">przez jakie ż piszemy grabieżca <text:s text:c="4"/></text:p>
      <text:p text:style-name="P3">jak nazywa się otwór w tęczówce oka <text:s text:c="66"/><text:span text:style-name="T2"><text:s/>źrenica</text:span></text:p>
      <text:p text:style-name="P3">kto jest autorem powieści Wielki Gatsby <text:s text:c="63"/><text:span text:style-name="T2">Fitzgerald</text:span></text:p>
      <text:p text:style-name="P3">jak nazywa się ostry sos pomidorowy którego nazwa pochodzi od stolicy Afganistanu <text:s/><text:span text:style-name="T2">Kabul</text:span></text:p>
      <text:p text:style-name="P3">za panowania którego cara Napoleon najechał Moskwę <text:s text:c="35"/><text:span text:style-name="T2"><text:s/>Aleksander I</text:span></text:p>
      <text:p text:style-name="P3">który król na 20 zł <text:s text:c="97"/><text:span text:style-name="T2">Chrobry</text:span></text:p>
      <text:p text:style-name="P3"/>
      <text:p text:style-name="P2">Etap III</text:p>
      <text:p text:style-name="P2"/>
      <text:p text:style-name="P3">w który mieście odbywa się co roku przegląd piosenki aktorskiej <text:s text:c="14"/><text:span text:style-name="T2">Wrocław</text:span></text:p>
      <text:p text:style-name="P3">ile dni trwał ostatni okres rządów Napoleona <text:s text:c="46"/><text:span text:style-name="T2"><text:s/>sto dni</text:span></text:p>
      <text:p text:style-name="P3">apacza ag174 to śmigłowiec czy myśliwiec <text:s text:c="49"/><text:span text:style-name="T2">śmigłowiec</text:span></text:p>
      <text:p text:style-name="P3">w której miejscowości pierwsze IO zimowe <text:s text:c="47"/><text:span text:style-name="T2"><text:s/>Sankt Moritz</text:span></text:p>
      <text:p text:style-name="P3">jak nazywał się w dawnej Polsce spadek bez testamentu i dziedziców <text:s text:c="9"/><text:span text:style-name="T2"><text:s text:c="2"/>kaduk</text:span></text:p>
      <text:p text:style-name="P3">na próżno razem czy rozdzielnie <text:s text:c="63"/></text:p>
      <text:p text:style-name="P3">jaki tytuł nosi książka Kapuścinskiego o rozpadzie ZSRS <text:s text:c="26"/><text:span text:style-name="T2"><text:s text:c="2"/>Imperium</text:span></text:p>
      <text:p text:style-name="P3">kto jest twórcą nagrobka Kazimierza Jagiellończyka na Wawelu <text:s text:c="17"/><text:span text:style-name="T2">Stwosz</text:span></text:p>
      <text:p text:style-name="P3">Stars and stripes to czyja flaga <text:s text:c="72"/><text:span text:style-name="T2"><text:s/>USA</text:span></text:p>
      <text:p text:style-name="P3">czy kobiety były zapraszane do stołu przy obiadach czwartkowych <text:s text:c="14"/><text:span text:style-name="T2">NIE </text:span></text:p>
      <text:p text:style-name="P3">ile psalmów zawiera ST <text:s text:c="83"/><text:span text:style-name="T2">150</text:span></text:p>
      <text:p text:style-name="P3">w 1945 r Niemcy podzielono na 4 strefy okupacyjne wymień</text:p>
      <text:p text:style-name="P3">kukanie to dźwięk wydawany przez samca czy samicę kukułki <text:s text:c="16"/><text:span text:style-name="T2"><text:s text:c="2"/>samiec</text:span></text:p>
      <text:p text:style-name="P3">przez którą dzielnicę Londynu przebiega południk zerowy <text:s text:c="25"/><text:span text:style-name="T2">Grenwich</text:span></text:p>
      <text:p text:style-name="P3">w którym wieku powstało obserwatorium astronomiczne w Greenwich <text:s text:c="4"/><text:span text:style-name="T2">XVII w</text:span></text:p>
      <text:p text:style-name="P3">Zeus i Mnemozyne mieli 9 córek, podaj trójkę <text:s text:c="42"/><text:span text:style-name="T2">muzy</text:span></text:p>
      <text:p text:style-name="P3"><text:s/>język maltański jest zapisywany alfabeterm łacińskim czy arabskim <text:s text:c="7"/><text:span text:style-name="T2">łaciński</text:span></text:p>
      <text:p text:style-name="P3">w którym państwie leży Canossa <text:s text:c="63"/><text:span text:style-name="T2"><text:s/>Włochy</text:span></text:p>
      <text:p text:style-name="P3">kto zagrał rolę Butlera w Przeminęło z wiatrem <text:s text:c="41"/><text:span text:style-name="T2">Clark</text:span></text:p>
      <text:p text:style-name="P3">z którego języka pochodzi nazwa bulki kajzerki <text:s text:c="37"/><text:span text:style-name="T2"><text:s text:c="3"/>niemiecki</text:span> </text:p>
      <text:p text:style-name="P3">czy Jagiełło i Witold byli rodzonymi braćmi <text:s text:c="45"/><text:span text:style-name="T2">kuzyni</text:span></text:p>
      <text:p text:style-name="P3">świat jest teatrem, aktorami ludzie który wchodzą i znikają <text:s text:c="21"/><text:span text:style-name="T2">Szekspir</text:span></text:p>
      <text:p text:style-name="P3">na jakim dystansie w kolarstwie torowym sprint <text:s text:c="40"/><text:span text:style-name="T2">1 km</text:span></text:p>
      <text:p text:style-name="P3">czy słowik buduje gniazdo w drzewach czy na ziemi <text:s text:c="31"/><text:span text:style-name="T2"><text:s/>nisko</text:span></text:p>
      <text:p text:style-name="P3">jak nazywał się bohater walk wyzwolenia Ameryki płd od nazwiska którego pochodzi nazwa Boliwii <text:s text:c="88"/><text:span text:style-name="T2"><text:s text:c="2"/>Simon Bolivar</text:span></text:p>
      <text:p text:style-name="P3">piroga była zrobiona z plecionki, pnia drzewa czy skóry <text:s text:c="25"/><text:span text:style-name="T2">pień drzewa</text:span></text:p>
      <text:p text:style-name="P3">w którym stuleciu powstała Marsylianka <text:s text:c="48"/><text:span text:style-name="T2">XVIII</text:span></text:p>
      <text:p text:style-name="P3">z kim pojedynkował się Wokulski w Lalce <text:s text:c="45"/><text:span text:style-name="T2">baron Krzeszowski</text:span></text:p>
      <text:p text:style-name="P3"><text:soft-page-break/>jak nazywa się pułapka na zwierzynę w postaci pętli ze sznura <text:s text:c="13"/><text:span text:style-name="T2"><text:s/>wnyki </text:span></text:p>
      <text:p text:style-name="P3">do którego państwa należy wyspa Okinawa <text:s text:c="45"/><text:span text:style-name="T2">Japonia</text:span></text:p>
      <text:p text:style-name="P3">jak nazywa się najstarsze pismo słowianskie utworzone przez Cyryla <text:s text:c="4"/><text:span text:style-name="T2">głagolic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8T23:09:02.43</meta:creation-date>
    <meta:document-statistic meta:table-count="0" meta:image-count="0" meta:object-count="0" meta:page-count="3" meta:paragraph-count="87" meta:word-count="709" meta:character-count="7761"/>
    <dc:date>2014-08-28T23:46:08.37</dc:date>
    <meta:editing-duration>PT00H00M55S</meta:editing-duration>
    <meta:editing-cycles>1</meta:editing-cycles>
    <meta:generator>OpenOffice.ux.pl/3.1$Win32 OpenOffice.org_project/310m11$Build-39399</meta:generator>
  </office:meta>
</office:document-meta>
</file>